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"Hmmm.... how odd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"I'm sure I put it around here..."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No, no, that's not possible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t's unthinkable that I would ever lose
anything in my life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n fact, around here they call me, 'Never-
Loses-A-Single-Thing Beth'!"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Grandma, could you be looking for the
map—?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That's right. Do you know something about
it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Geez... you have a memory like a goldfish,
Grandma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gave the map to that girl who came by
just a little earlier, didn't you—?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...Ah! That's right, so I did!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I remember things from way back when, but
now I forget things that've just happened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Wahahahahahaha!!"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orry about that. Since I only have the one
map, would you mind giving it a rest?"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What, you don't recognise where you are?"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Aaa... speaking of which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The young lady to whom I just gave the map
said exactly the same thing."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Yes, I do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That young lady was saying that she needed
transportation, so maybe...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he could have gone to nearby Zazābu Port
Town, which sees ships come and go all the
time."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You two came from Dono village, didn't you?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Start by going back to Dono village, and
continue south to the forest. Go east from
there, and you're there."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The girl with the map was quite the lively
young lady. She was more energetic than
a hurricane!"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randma Beth
"At the speed she ran, even a younger me
probably couldn't catch up to her."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randma Beth
"I was once quite the little adventurer.
Wahahaha!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